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svg:stroke-color="#3465a4" draw:fill-color="#3465a4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-color="#3465a4" draw:opacity="100%" draw:textarea-horizontal-align="justify" draw:textarea-vertical-align="middle" draw:auto-grow-height="false" draw:shadow-opacity="100%"/>
    </style:style>
    <style:style style:name="gr4" style:family="graphic" style:parent-style-name="objectwithoutfill">
      <style:graphic-properties svg:stroke-width="0.152cm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3.161cm" svg:x="5.876cm" svg:y="5.0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92cm" svg:height="8.33cm" svg:x="5.153cm" svg:y="11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1cm" svg:height="3.9cm" svg:x="9.015cm" svg:y="4.3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029cm" svg:height="1.131cm" svg:x="10.415cm" svg:y="7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98cm" svg:height="9.899cm" svg:x="13.016cm" svg:y="9.7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67cm" svg:height="7.53cm" svg:x="15.116cm" svg:y="12.1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67cm" svg:height="5.161cm" svg:x="17.216cm" svg:y="14.5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67cm" svg:height="6.361cm" svg:x="19.216cm" svg:y="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97cm" svg:height="3.161cm" svg:x="20.716cm" svg:y="16.5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66cm" svg:height="1.931cm" svg:x="21.316cm" svg:y="17.75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16cm" svg:y1="19.721cm" svg:x2="26.613cm" svg:y2="19.721cm">
          <text:p/>
        </draw:line>
        <draw:custom-shape draw:style-name="gr3" draw:text-style-name="P1" draw:layer="layout" svg:width="1.001cm" svg:height="6.43cm" svg:x="28.753cm" svg:y="7.44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7.215cm" svg:y1="13.909cm" svg:x2="51.212cm" svg:y2="13.909cm">
          <text:p/>
        </draw:line>
        <draw:custom-shape draw:style-name="gr2" draw:text-style-name="P1" draw:layer="layout" svg:width="1.723cm" svg:height="6.43cm" svg:x="4.153cm" svg:y="1.81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15cm" svg:y1="8.283cm" svg:x2="26.612cm" svg:y2="8.283cm">
          <text:p/>
        </draw:line>
        <draw:custom-shape draw:style-name="gr1" draw:text-style-name="P1" draw:layer="layout" svg:width="21.454cm" svg:height="8.33cm" svg:x="29.754cm" svg:y="5.47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819cm" svg:y1="8.264cm" svg:x2="27.285cm" svg:y2="8.264cm">
          <text:p/>
        </draw:line>
        <draw:line draw:style-name="gr5" draw:text-style-name="P1" draw:layer="layout" svg:x1="1.819cm" svg:y1="11.364cm" svg:x2="27.285cm" svg:y2="11.3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2.553cm" fo:page-height="23.5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5T14:05:32.707833406</meta:creation-date>
    <dc:date>2016-04-28T13:16:36.343445123</dc:date>
    <dc:creator>elucterio </dc:creator>
    <meta:editing-duration>P2DT11H12M52S</meta:editing-duration>
    <meta:editing-cycles>24</meta:editing-cycles>
    <meta:generator>LibreOffice/4.2.8.2$Linux_X86_64 LibreOffice_project/420m0$Build-2</meta:generator>
    <meta:document-statistic meta:object-count="18"/>
  </office:meta>
</office:document-meta>
</file>